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8e0a5"/>
    </style:style>
    <style:style style:name="P2" style:family="paragraph" style:parent-style-name="Standard" style:list-style-name="L1">
      <style:text-properties officeooo:paragraph-rsid="001c44bb"/>
    </style:style>
    <style:style style:name="P3" style:family="paragraph" style:parent-style-name="Standard" style:list-style-name="L1">
      <style:text-properties officeooo:rsid="001c911d" officeooo:paragraph-rsid="001d9e70"/>
    </style:style>
    <style:style style:name="P4" style:family="paragraph" style:parent-style-name="Standard" style:list-style-name="L1">
      <style:text-properties officeooo:rsid="001e43ab" officeooo:paragraph-rsid="001e43ab"/>
    </style:style>
    <style:style style:name="T1" style:family="text">
      <style:text-properties officeooo:rsid="0018e0a5"/>
    </style:style>
    <style:style style:name="T2" style:family="text">
      <style:text-properties officeooo:rsid="0019a77e"/>
    </style:style>
    <style:style style:name="T3" style:family="text">
      <style:text-properties officeooo:rsid="001c44bb"/>
    </style:style>
    <style:style style:name="T4" style:family="text">
      <style:text-properties officeooo:rsid="001ce592"/>
    </style:style>
    <style:style style:name="T5" style:family="text">
      <style:text-properties officeooo:rsid="001d9e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77277270" text:style-name="L1">
        <text:list-item>
          <text:p text:style-name="P1"><text:span text:style-name="T1">Commands: commands are texts that you type into the terminal to get a specific action. The <text:s/>commands are written in the terminal and are sent to the shell to be properly interpreted by your computer. </text:span><text:span text:style-name="T2">Commands are always case sensitive, unless specified </text:span></text:p>
        </text:list-item>
        <text:list-item>
          <text:p text:style-name="P1"><text:span text:style-name="T1">terminal: it is a window into the shell, the middle the piece between the commands and the shell</text:span></text:p>
        </text:list-item>
        <text:list-item>
          <text:p text:style-name="P1"><text:span text:style-name="T1">shell: the connection between the command you input and the output of the command from the computer. The shell translate the text you input to the computer. The type of shell we are using in Ubuntu is the bash shell script is the most common shell used in Linux and it is the shell we use</text:span></text:p>
        </text:list-item>
        <text:list-item>
          <text:p text:style-name="P2"><text:span text:style-name="T3">Linux kernel: is the main component of the linux operating system </text:span></text:p>
          <text:list>
            <text:list-item>
              <text:p text:style-name="P2"><text:span text:style-name="T3">in an operating system with a layered architecture, the kernel is the lowest level, has a complete control of the hardware and is always in memory <text:s/></text:span></text:p>
            </text:list-item>
          </text:list>
        </text:list-item>
        <text:list-item>
          <text:p text:style-name="P3">pipelines: is basically the building of chaining multiple commands to achieve an outpu<text:span text:style-name="T4">t, </text:span><text:span text:style-name="T5">to achieve piping you need redirection </text:span></text:p>
        </text:list-item>
        <text:list-item>
          <text:p text:style-name="P3"><text:span text:style-name="T5">Redirection</text:span><text:span text:style-name="T4"> is defined as directing the standard output of one command to the standard input of another command. </text:span><text:span text:style-name="T5">Only directs (standard output, standard input, and standard error) NOT command line arguments </text:span></text:p>
        </text:list-item>
        <text:list-item>
          <text:p text:style-name="P4">Aliases : the creation of easy to remember nicknames for your pipelines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0T18:43:37.433127714</meta:creation-date>
    <meta:generator>LibreOffice/6.4.7.2$Linux_X86_64 LibreOffice_project/40$Build-2</meta:generator>
    <dc:date>2022-01-13T06:29:35.756004113</dc:date>
    <meta:editing-duration>PT10H36M32S</meta:editing-duration>
    <meta:editing-cycles>3</meta:editing-cycles>
    <meta:document-statistic meta:table-count="0" meta:image-count="0" meta:object-count="0" meta:page-count="1" meta:paragraph-count="8" meta:word-count="223" meta:character-count="1266" meta:non-whitespace-character-count="1051"/>
  </office:meta>
</office:document-meta>
</file>